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F000001D6651C436AB86C0D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dc068" officeooo:paragraph-rsid="000dc068" style:font-size-asian="28pt" style:font-weight-asian="bold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/>
      <text:p text:style-name="P1"><draw:frame draw:style-name="fr1" draw:name="Image1" text:anchor-type="char" svg:width="17cm" svg:height="10.871cm" draw:z-index="0"><draw:image xlink:href="Pictures/10000201000002DF000001D6651C436AB86C0D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1:49:32.010548251</meta:creation-date>
    <dc:date>2020-09-29T21:50:35.966900429</dc:date>
    <meta:editing-duration>PT1M4S</meta:editing-duration>
    <meta:editing-cycles>1</meta:editing-cycles>
    <meta:document-statistic meta:table-count="0" meta:image-count="1" meta:object-count="0" meta:page-count="1" meta:paragraph-count="1" meta:word-count="1" meta:character-count="6" meta:non-whitespace-character-count="6"/>
    <meta:generator>LibreOffice/6.4.6.2$Linux_X86_64 LibreOffice_project/40$Build-2</meta:generator>
  </office:meta>
</office:document-meta>
</file>